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028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374in"/>
    </style:style>
    <style:style style:name="co8" style:family="table-column">
      <style:table-column-properties fo:break-before="auto" style:column-width="0.3874in"/>
    </style:style>
    <style:style style:name="AROW-1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043in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AROW-1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1023"/>
          <table:table-cell/>
        </table:table-row>
        <table:table-row table:style-name="ro3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sdcard_enable_title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1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12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周期</text:p>
          </table:table-cell>
          <table:table-cell table:style-name="ce6" table:formula="of:=[.D22]" office:value-type="string" office:string-value="周期">
            <text:p>周期</text:p>
          </table:table-cell>
          <table:table-cell table:style-name="ce6" office:value-type="string">
            <text:p>周期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時間</text:p>
          </table:table-cell>
          <table:table-cell table:style-name="ce6" table:formula="of:=[.D27]" office:value-type="string" office:string-value="時間">
            <text:p>時間</text:p>
          </table:table-cell>
          <table:table-cell table:style-name="ce6" office:value-type="string">
            <text:p>时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範圍</text:p>
          </table:table-cell>
          <table:table-cell table:style-name="ce6" table:formula="of:=[.D28]" office:value-type="string" office:string-value="範圍">
            <text:p>範圍</text:p>
          </table:table-cell>
          <table:table-cell table:style-name="ce6" office:value-type="string">
            <text:p>范围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ro5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44]" office:value-type="string" office:string-value="market://details?id=com.luzi82.simplewallpaper">
            <text:p>market://details?id=com.luzi82.simplewallpaper</text:p>
          </table:table-cell>
          <table:table-cell table:style-name="ce6" table:formula="of:=[.D44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44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6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AROW-1">
          <table:table-cell table:number-columns-repeated="3"/>
          <table:table-cell/>
          <table:table-cell table:style-name="ce6" table:formula="of:=[.D67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68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69]" office:value-type="float" office:value="0">
            <text:p>0</text:p>
          </table:table-cell>
          <table:table-cell table:number-columns-repeated="1019"/>
        </table:table-row>
        <table:table-row table:style-name="AROW-1" table:number-rows-repeated="131027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0/11/2012</text:date>, <text:time>11:10:4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1T11:10:42</dc:date>
    <meta:creation-date>2010-03-25T20:09:41Z</meta:creation-date>
    <meta:editing-cycles>119</meta:editing-cycles>
    <meta:editing-duration>PT25H24M09S</meta:editing-duration>
    <meta:generator>OpenOffice.org/3.2$Linux OpenOffice.org_project/320m19$Build-9505</meta:generator>
    <dc:creator>tszkinleung </dc:creator>
    <meta:document-statistic meta:table-count="3" meta:cell-count="243" meta:object-count="0"/>
  </office:meta>
</office:document-meta>
</file>